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4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84d1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033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008000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2" style:family="graphic" style:parent-style-name="objectwithoutfill">
      <style:graphic-properties draw:stroke="dash" draw:stroke-dash="Ultrafine_20_Dashed" svg:stroke-width="0.04cm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10" style:family="text">
      <style:text-properties fo:font-family="'Ope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1cm" svg:x2="1.7cm" svg:y2="8.1cm">
          <text:p/>
        </draw:line>
        <draw:custom-shape draw:style-name="gr2" draw:text-style-name="P2" draw:layer="layout" svg:width="2.8cm" svg:height="0.9cm" svg:x="6.4cm" svg:y="1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7.6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1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9cm" svg:y1="8.073cm" svg:x2="5.992cm" svg:y2="8.073cm">
          <text:p/>
        </draw:line>
        <draw:line draw:style-name="gr1" draw:text-style-name="P1" draw:layer="layout" svg:x1="3.778cm" svg:y1="8.482cm" svg:x2="5.953cm" svg:y2="14.462cm">
          <text:p/>
        </draw:line>
        <draw:line draw:style-name="gr1" draw:text-style-name="P1" draw:layer="layout" svg:x1="3.745cm" svg:y1="7.614cm" svg:x2="5.986cm" svg:y2="1.458cm">
          <text:p/>
        </draw:line>
        <draw:custom-shape draw:style-name="gr3" draw:text-style-name="P4" draw:layer="layout" svg:width="1.905cm" svg:height="0.711cm" svg:x="10.1cm" svg:y="7.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94cm" svg:y="16.367cm">
          <text:p text:style-name="P1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093cm" svg:y1="14.678cm" svg:x2="12.938cm" svg:y2="15.605cm">
          <text:p/>
        </draw:line>
        <draw:custom-shape draw:style-name="gr2" draw:text-style-name="P2" draw:layer="layout" svg:width="2.8cm" svg:height="0.9cm" svg:x="16.494cm" svg:y="11.849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88cm" svg:y="7.731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76cm" svg:y1="7.858cm" svg:x2="16.24cm" svg:y2="6.08cm">
          <text:p/>
        </draw:line>
        <draw:custom-shape draw:style-name="gr4" draw:text-style-name="P2" draw:layer="layout" svg:width="2.8cm" svg:height="0.9cm" svg:x="16.488cm" svg:y="5.461cm">
          <text:p text:style-name="P1"><text:span text:style-name="T1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6.482cm" svg:y="9.917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6.494cm" svg:y="14.07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3.6cm" svg:y="15.213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23.606cm" svg:y="17.626cm">
          <text:p text:style-name="P1"><text:span text:style-name="T4">on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105cm" svg:height="0.827cm" svg:x="3.413cm" svg:y="16.683cm">
          <draw:text-box>
            <text:p><text:span text:style-name="T3">mandatory override switch (3 position)</text:span></text:p>
          </draw:text-box>
        </draw:frame>
        <draw:custom-shape draw:style-name="gr7" draw:text-style-name="P4" draw:layer="layout" svg:width="1.905cm" svg:height="0.711cm" svg:x="1.8cm" svg:y="7.7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905cm" svg:height="0.711cm" svg:x="10.082cm" svg:y="14.105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4.586cm" svg:height="0.827cm" svg:x="3.413cm" svg:y="18.907cm">
          <draw:text-box>
            <text:p><text:span text:style-name="T3">optional mission control switch (2 position, </text:span><text:span text:style-name="T5">default</text:span><text:span text:style-name="T6"> value if not present</text:span><text:span text:style-name="T5">)</text:span><text:span text:style-name="T3"> </text:span></text:p>
          </draw:text-box>
        </draw:frame>
        <draw:custom-shape draw:style-name="gr2" draw:text-style-name="P4" draw:layer="layout" svg:width="1.905cm" svg:height="0.711cm" svg:x="20.431cm" svg:y="16.483cm">
          <text:p text:style-name="P1"><text:span text:style-name="T3">PARAM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0.735cm" svg:height="0.827cm" svg:x="9.22cm" svg:y="1.151cm">
          <draw:text-box>
            <text:p><text:span text:style-name="T3">*</text:span></text:p>
          </draw:text-box>
        </draw:frame>
        <draw:custom-shape draw:style-name="gr11" draw:text-style-name="P4" draw:layer="layout" svg:width="1.905cm" svg:height="0.711cm" svg:x="13.292cm" svg:y="15.27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55cm" svg:y1="8.074cm" svg:x2="9.955cm" svg:y2="8.074cm">
          <text:p/>
        </draw:line>
        <draw:custom-shape draw:style-name="gr2" draw:text-style-name="P4" draw:layer="layout" svg:width="1.905cm" svg:height="0.7cm" svg:x="13.27cm" svg:y="9.017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41cm" svg:y1="14.467cm" svg:x2="9.941cm" svg:y2="14.467cm">
          <text:p/>
        </draw:line>
        <draw:line draw:style-name="gr1" draw:text-style-name="P1" draw:layer="layout" svg:x1="19.477cm" svg:y1="16.848cm" svg:x2="20.177cm" svg:y2="16.848cm">
          <text:p/>
        </draw:line>
        <draw:custom-shape draw:style-name="gr7" draw:text-style-name="P4" draw:layer="layout" svg:width="1.905cm" svg:height="0.711cm" svg:x="1.289cm" svg:y="16.81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.289cm" svg:y="17.91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.905cm" svg:height="0.711cm" svg:x="1.289cm" svg:y="19.02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685cm" svg:height="0.827cm" svg:x="3.413cm" svg:y="17.826cm">
          <draw:text-box>
            <text:p><text:span text:style-name="T3">mandatory flight / land switch (2 position</text:span><text:span text:style-name="T5">)</text:span></text:p>
          </draw:text-box>
        </draw:frame>
        <draw:line draw:style-name="gr1" draw:text-style-name="P1" draw:layer="layout" svg:x1="12.22cm" svg:y1="8.239cm" svg:x2="13.065cm" svg:y2="9.166cm">
          <text:p/>
        </draw:line>
        <draw:line draw:style-name="gr1" draw:text-style-name="P1" draw:layer="layout" svg:x1="15.389cm" svg:y1="9.123cm" svg:x2="16.234cm" svg:y2="8.196cm">
          <text:p/>
        </draw:line>
        <draw:line draw:style-name="gr1" draw:text-style-name="P1" draw:layer="layout" svg:x1="15.389cm" svg:y1="9.493cm" svg:x2="16.234cm" svg:y2="10.42cm">
          <text:p/>
        </draw:line>
        <draw:line draw:style-name="gr1" draw:text-style-name="P1" draw:layer="layout" svg:x1="12.049cm" svg:y1="14.235cm" svg:x2="16.113cm" svg:y2="12.446cm">
          <text:p/>
        </draw:line>
        <draw:line draw:style-name="gr1" draw:text-style-name="P1" draw:layer="layout" svg:x1="15.368cm" svg:y1="15.462cm" svg:x2="16.213cm" svg:y2="14.535cm">
          <text:p/>
        </draw:line>
        <draw:line draw:style-name="gr1" draw:text-style-name="P1" draw:layer="layout" svg:x1="15.368cm" svg:y1="15.832cm" svg:x2="16.213cm" svg:y2="16.759cm">
          <text:p/>
        </draw:line>
        <draw:line draw:style-name="gr1" draw:text-style-name="P1" draw:layer="layout" svg:x1="22.507cm" svg:y1="16.61cm" svg:x2="23.352cm" svg:y2="15.683cm">
          <text:p/>
        </draw:line>
        <draw:line draw:style-name="gr1" draw:text-style-name="P1" draw:layer="layout" svg:x1="22.507cm" svg:y1="17.08cm" svg:x2="23.352cm" svg:y2="18.007cm">
          <text:p/>
        </draw:line>
        <draw:custom-shape draw:style-name="gr2" draw:text-style-name="P4" draw:layer="layout" svg:width="1.905cm" svg:height="0.7cm" svg:x="1.254cm" svg:y="20.112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1.903cm" svg:height="0.827cm" svg:x="3.413cm" svg:y="19.985cm">
          <draw:text-box>
            <text:p><text:span text:style-name="T3">mode depends on parameter (</text:span><text:span text:style-name="T5">default</text:span><text:span text:style-name="T3"> value is underlined)</text:span></text:p>
          </draw:text-box>
        </draw:frame>
        <draw:line draw:style-name="gr12" draw:text-style-name="P1" draw:layer="layout" svg:x1="11.006cm" svg:y1="13.954cm" svg:x2="11.006cm" svg:y2="8.493cm">
          <text:p/>
        </draw:line>
        <draw:frame draw:style-name="gr9" draw:text-style-name="P6" draw:layer="layout" svg:width="7.504cm" svg:height="1.403cm" svg:x="21.055cm" svg:y="1.121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891cm" svg:height="1.212cm" svg:x="20.558cm" svg:y="1.121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9" draw:text-style-name="P8" draw:layer="layout" svg:width="6.027cm" svg:height="1.017cm" draw:transform="rotate (1.5707963267949) translate (27.489cm 14.011cm)">
          <draw:text-box>
            <text:p text:style-name="P8"><text:span text:style-name="T8">increasing autonomy</text:span></text:p>
          </draw:text-box>
        </draw:frame>
      </draw:page>
      <draw:page draw:name="page2" draw:style-name="dp1" draw:master-page-name="Default">
        <draw:custom-shape draw:style-name="gr2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5" draw:layer="layout" svg:width="2.8cm" svg:height="0.9cm" svg:x="8.6cm" svg:y="3.122cm">
          <text:p text:style-name="P1"><text:span text:style-name="T4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5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8cm" svg:height="0.9cm" svg:x="2.8cm" svg:y="17.5cm">
          <text:p text:style-name="P1"><text:span text:style-name="T10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5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8cm" svg:height="0.9cm" svg:x="15.312cm" svg:y="17.533cm">
          <text:p text:style-name="P1"><text:span text:style-name="T10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112cm" svg:y1="17.933cm" svg:x2="15.112cm" svg:y2="17.933cm">
          <text:p/>
        </draw:line>
        <draw:custom-shape draw:style-name="gr2" draw:text-style-name="P5" draw:layer="layout" svg:width="2.8cm" svg:height="0.9cm" svg:x="21.112cm" svg:y="15.755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9.812cm" svg:y1="18.255cm" svg:x2="20.912cm" svg:y2="19.733cm">
          <text:p/>
        </draw:line>
        <draw:line draw:style-name="gr1" draw:text-style-name="P1" draw:layer="layout" svg:x1="19.812cm" svg:y1="17.655cm" svg:x2="20.912cm" svg:y2="16.155cm">
          <text:p/>
        </draw:line>
        <draw:custom-shape draw:style-name="gr2" draw:text-style-name="P2" draw:layer="layout" svg:width="2.8cm" svg:height="0.9cm" svg:x="21.079cm" svg:y="19.33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3-01-26T15:04:17</dc:date>
    <meta:editing-duration>PT10H19M45S</meta:editing-duration>
    <meta:editing-cycles>52</meta:editing-cycles>
    <meta:print-date>2013-01-20T17:26:49</meta:print-date>
    <meta:document-statistic meta:object-count="76"/>
  </office:meta>
</office:document-meta>
</file>